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8100000181612E89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ngal2" svg:font-family="Mangal"/>
    <style:font-face style:name="MS Gothic" svg:font-family="'MS Gothic'" style:font-pitch="variable"/>
    <style:font-face style:name="MV Boli" svg:font-family="'MV Boli'" style:font-pitch="variable"/>
    <style:font-face style:name="Mangal1" svg:font-family="Mangal" style:font-pitch="variable"/>
    <style:font-face style:name="Segoe Script1" svg:font-family="'Segoe Script'" style:font-pitch="variable"/>
    <style:font-face style:name="SimSun1" svg:font-family="SimSun" style:font-pitch="variable"/>
    <style:font-face style:name="Tahoma" svg:font-family="Tahoma" style:font-pitch="variable"/>
    <style:font-face style:name="Times New Roman2" svg:font-family="'Times New Roman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Segoe Script" svg:font-family="'Segoe Script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Segoe Script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MV Boli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Georgia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Georgia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80%" style:font-relief="none"/>
    </style:style>
    <style:style style:name="T1" style:family="text">
      <style:text-properties fo:color="#000000" style:text-outline="false" style:text-line-through-style="none" style:text-position="0% 100%" style:font-name="MV Boli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position="0% 100%" style:font-name="Georgia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style:font-name="Georgia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8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20%" draw:color-mode="standard"/>
    </style:style>
    <style:style style:name="gr1" style:family="graphic">
      <style:graphic-properties svg:stroke-width="0.051cm" svg:stroke-color="#000000" draw:marker-start-width="0.508cm" draw:marker-end-width="0.508cm" draw:fill="gradient" draw:fill-gradient-name="Gradient_20_7" draw:gradient-step-count="64" draw:opacity="90%" draw:textarea-horizontal-align="center" draw:textarea-vertical-align="middle" fo:padding-top="0.025cm" fo:padding-bottom="0.025cm" fo:padding-left="0.025cm" fo:padding-right="0.025cm" draw:shadow="visible" draw:shadow-offset-x="0.101cm" draw:shadow-offset-y="0.101cm" draw:shadow-opacity="9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ffff00" draw:marker-start-width="0.3cm" draw:marker-start-center="false" draw:marker-end-width="0.3cm" draw:marker-end-center="false" draw:stroke-linejoin="miter" draw:fill="gradient" draw:fill-color="#ff3366" draw:fill-gradient-name="Orange_20_Gradient_20_2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0.101cm" draw:shadow-offset-y="0.101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8080" draw:marker-start-width="0.3cm" draw:marker-start-center="false" draw:marker-end-width="0.3cm" draw:marker-end-center="false" draw:stroke-linejoin="miter" draw:fill="gradient" draw:fill-color="#808080" draw:fill-gradient-name="Gradient_20_1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0.101cm" draw:shadow-offset-y="0.101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6cm" svg:stroke-color="#111111" draw:marker-start-width="0.3cm" draw:marker-start-center="false" draw:marker-end-width="0.3cm" draw:marker-end-center="false" draw:stroke-linejoin="miter" draw:fill="solid" draw:fill-color="#80808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18cm" svg:stroke-color="#808080" draw:marker-start-width="0.286cm" draw:marker-start-center="false" draw:marker-end-width="0.286cm" draw:marker-end-center="false" draw:stroke-linejoin="miter" draw:fill="gradient" draw:fill-color="#ff3366" draw:fill-gradient-name="Red_20_Gradient_20_1" draw:textarea-horizontal-align="center" draw:textarea-vertical-align="middle" draw:auto-grow-height="false" draw:fit-to-size="false" fo:min-height="0cm" fo:min-width="0cm" fo:padding-top="0.125cm" fo:padding-bottom="0.125cm" fo:padding-left="0.245cm" fo:padding-right="0.245cm" fo:wrap-option="wrap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2" svg:width="38.97cm" svg:height="24.803cm" svg:x="-0.219cm" svg:y="0.109cm"><text:p/></draw:rect></text:p>
      <text:p text:style-name="Standard"/>
      <text:p text:style-name="Standard"><draw:custom-shape text:anchor-type="paragraph" draw:z-index="1" draw:style-name="gr2" draw:text-style-name="P4" svg:width="27.223cm" svg:height="8.884cm" svg:x="5.812cm" svg:y="0.083cm"><text:p text:style-name="P3"><text:span text:style-name="T1">Les jeu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1588.53974122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" draw:style-name="gr3" draw:text-style-name="P5" svg:width="34.578cm" svg:height="9.101cm" svg:x="1.588cm" svg:y="2.656cm"><text:p text:style-name="P3"><text:span text:style-name="T1">D'Antoine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Standard"/>
      <text:p text:style-name="Standard"/>
      <text:p text:style-name="Standard"/>
      <text:p text:style-name="Standard"><draw:frame draw:style-name="fr1" draw:name="images2" text:anchor-type="paragraph" svg:x="33.696cm" svg:y="8.899cm" svg:width="4.66cm" svg:height="4.66cm" draw:z-index="4"><draw:image xlink:href="Pictures/100002010000018100000181612E8991.png" xlink:type="simple" xlink:show="embed" xlink:actuate="onLoad"/></draw:frame><draw:g text:anchor-type="paragraph" draw:z-index="3" draw:style-name="gr4"><draw:custom-shape draw:style-name="gr5" draw:text-style-name="P6" svg:width="21.841cm" svg:height="2.38cm" svg:x="16.91cm" svg:y="12.795cm"><text:p text:style-name="P3"><text:span text:style-name="T2">2 Black Coffees</text:span></text:p><draw:enhanced-geometry svg:viewBox="0 0 21600 21600" draw:mirror-horizontal="false" draw:mirror-vertical="false" draw:extrusion="false" draw:text-areas="0 0 21600 21600" draw:text-path="true" draw:text-path-mode="shape" draw:text-path-scale="path" draw:text-path-same-letter-heights="true" draw:type="fontwork-plain-text" draw:modifiers="11702.7692307692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draw:style-name="gr6" draw:text-style-name="P7" svg:width="20.808cm" svg:height="2.072cm" svg:x="17.944cm" svg:y="13.104cm"><text:p text:style-name="P3"><text:span text:style-name="T3">www.twoblackcoffees.com</text:span></text:p><draw:enhanced-geometry svg:viewBox="0 0 21600 21600" draw:mirror-horizontal="false" draw:mirror-vertical="false" draw:extrusion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draw:g></text:p>
      <text:p text:style-name="P1"><draw:frame draw:style-name="fr1" draw:name="images1" text:anchor-type="paragraph" svg:x="35.874cm" svg:y="8.899cm" svg:width="2.482cm" svg:height="2.482cm" draw:z-index="5"><draw:image xlink:href="Pictures/100002010000018100000181612E89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ngal2" svg:font-family="Mangal"/>
    <style:font-face style:name="MS Gothic" svg:font-family="'MS Gothic'" style:font-pitch="variable"/>
    <style:font-face style:name="MV Boli" svg:font-family="'MV Boli'" style:font-pitch="variable"/>
    <style:font-face style:name="Mangal1" svg:font-family="Mangal" style:font-pitch="variable"/>
    <style:font-face style:name="Segoe Script1" svg:font-family="'Segoe Script'" style:font-pitch="variable"/>
    <style:font-face style:name="SimSun1" svg:font-family="SimSun" style:font-pitch="variable"/>
    <style:font-face style:name="Tahoma" svg:font-family="Tahoma" style:font-pitch="variable"/>
    <style:font-face style:name="Times New Roman2" svg:font-family="'Times New Roman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Segoe Script" svg:font-family="'Segoe Script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_32_BlackCoffees" draw:display-name="2BlackCoffees" draw:style="ellipsoid" draw:cx="50%" draw:cy="50%" draw:start-color="#000000" draw:end-color="#ff0000" draw:start-intensity="100%" draw:end-intensity="100%" draw:angle="40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9900" draw:end-color="#009900" draw:start-intensity="95%" draw:end-intensity="100%" draw:angle="0" draw:border="0%"/>
    <draw:gradient draw:name="Gradient_20_7" draw:display-name="Gradient 7" draw:style="linear" draw:start-color="#00cc00" draw:end-color="#ffff00" draw:start-intensity="100%" draw:end-intensity="100%" draw:angle="0" draw:border="0%"/>
    <draw:gradient draw:name="Gradient_20_8" draw:display-name="Gradient 8" draw:style="linear" draw:start-color="#ffff00" draw:end-color="#009900" draw:start-intensity="95%" draw:end-intensity="100%" draw:angle="0" draw:border="0%"/>
    <draw:gradient draw:name="Gradient_20_9" draw:display-name="Gradient 9" draw:style="linear" draw:start-color="#ff3300" draw:end-color="#009900" draw:start-intensity="95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Orange_20_Gradient_20_2" draw:display-name="Orange Gradient 2" draw:style="linear" draw:start-color="#ff6600" draw:end-color="#ffff00" draw:start-intensity="100%" draw:end-intensity="100%" draw:angle="0" draw:border="5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Red_20_Gradient_20_1" draw:display-name="Red Gradient 1" draw:style="linear" draw:start-color="#ff3333" draw:end-color="#990000" draw:start-intensity="100%" draw:end-intensity="100%" draw:angle="0" draw:border="0%"/>
    <draw:gradient draw:name="TimeTracking1" draw:style="axial" draw:start-color="#00ffff" draw:end-color="#666666" draw:start-intensity="100%" draw:end-intensity="100%" draw:angle="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P Ulpiano</meta:initial-creator>
    <meta:creation-date>2013-02-11T12:07:25.15</meta:creation-date>
    <dc:date>2016-10-28T15:23:40.52</dc:date>
    <meta:editing-duration>P2DT2H48M54S</meta:editing-duration>
    <meta:editing-cycles>12</meta:editing-cycles>
    <meta:generator>OpenOffice/4.1.1$Win32 OpenOffice.org_project/411m6$Build-9775</meta:generator>
    <dc:creator>Jean-Phi Ulpiano</dc:creator>
    <meta:document-statistic meta:table-count="0" meta:image-count="2" meta:object-count="0" meta:page-count="2" meta:paragraph-count="0" meta:word-count="0" meta:character-count="0"/>
  </office:meta>
</office:document-meta>
</file>